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Heading_20_1">
      <style:paragraph-properties fo:text-align="center" style:justify-single-word="false"/>
    </style:style>
    <style:style style:name="T1" style:family="text">
      <style:text-properties fo:font-variant="normal" fo:text-transform="none" fo:color="#000000" style:font-name="Open Sans" fo:font-size="10.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ample Document</text:h>
      <text:h text:style-name="Heading_20_1" text:outline-level="1">This is only a sample document</text:h>
      <text:p text:style-name="Text_20_body"><text:span text:style-name="T1">Mauris aliquam pretium gravida. Aenean lacus nulla, sollicitudin at nulla et, gravida vulputate est. Donec aliquam viverra diam, non mollis risus volutpat sit amet. Mauris vel ante bibendum, venenatis urna quis, consequat dui. Phasellus luctus molestie lacus et pulvinar. Etiam eu gravida neque. Aenean auctor justo in cursus eleifend. Cras neque felis, ultrices sit amet volutpat sit amet, blandit sit amet leo. Sed placerat sapien at sapien pharetra, sed consequat lorem ultrices. Mauris in aliquet nulla, quis aliquet nisl. Fusce dictum augue libero, et bibendum neque interdum nec. Nullam vel ultricies erat. Praesent elementum congue mi, a cursus diam faucibus ac. Sed facilisis libero eu metus porta dignissim.</text:span> </text:p>
      <text:list xml:id="list1800553875222963824" text:style-name="L1">
        <text:list-item>
          <text:p text:style-name="P1">This is item 1</text:p>
        </text:list-item>
        <text:list-item>
          <text:p text:style-name="P1">This is item 2</text:p>
        </text:list-item>
        <text:list-item>
          <text:p text:style-name="P1">This is item 3</text:p>
        </text:list-item>
        <text:list-item>
          <text:p text:style-name="P1">This is item 4</text:p>
        </text:list-item>
      </text:list>
      <text:p text:style-name="Text_20_body"/>
      <text:p text:style-name="Text_20_body"><text:span text:style-name="T1">Fusce at odio pharetra, semper justo at, lacinia neque. Nam non interdum urna, a faucibus nisi. Phasellus sed bibendum nisl. Aliquam rhoncus dignissim augue, vitae rutrum mi ultricies id. Sed nisl libero, mattis in nunc at, pretium fermentum urna. Etiam porta placerat elit vitae mattis. Maecenas nec quam turpis. Etiam tempor viverra nulla ac fringilla.</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21:40:28.16</meta:creation-date>
    <meta:document-statistic meta:table-count="0" meta:image-count="0" meta:object-count="0" meta:page-count="1" meta:paragraph-count="8" meta:word-count="191" meta:character-count="1177"/>
    <dc:date>2016-05-28T21:42:22.08</dc:date>
    <meta:editing-duration>PT1M59S</meta:editing-duration>
    <meta:editing-cycles>1</meta:editing-cycles>
    <meta:generator>OpenOffice.org/3.4.1$Win32 OpenOffice.org_project/341m1$Build-9593</meta:generator>
  </office:meta>
</office:document-meta>
</file>